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141a" officeooo:paragraph-rsid="001a141a"/>
    </style:style>
    <style:style style:name="P2" style:family="paragraph" style:parent-style-name="Standard">
      <style:text-properties officeooo:paragraph-rsid="001a141a"/>
    </style:style>
    <style:style style:name="P3" style:family="paragraph" style:parent-style-name="Standard">
      <style:text-properties officeooo:rsid="001ed4e6" officeooo:paragraph-rsid="001ed4e6"/>
    </style:style>
    <style:style style:name="P4" style:family="paragraph" style:parent-style-name="Standard">
      <style:text-properties officeooo:rsid="0020594f" officeooo:paragraph-rsid="0020594f"/>
    </style:style>
    <style:style style:name="T1" style:family="text">
      <style:text-properties fo:font-weight="bold" officeooo:rsid="001a141a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a141a" style:font-weight-asian="normal" style:font-weight-complex="normal"/>
    </style:style>
    <style:style style:name="T4" style:family="text">
      <style:text-properties fo:font-weight="normal" officeooo:rsid="001a49f5" style:font-weight-asian="normal" style:font-weight-complex="normal"/>
    </style:style>
    <style:style style:name="T5" style:family="text">
      <style:text-properties fo:font-weight="normal" officeooo:rsid="001c93d0" style:font-weight-asian="normal" style:font-weight-complex="normal"/>
    </style:style>
    <style:style style:name="T6" style:family="text">
      <style:text-properties fo:font-weight="normal" officeooo:rsid="001e527d" style:font-weight-asian="normal" style:font-weight-complex="normal"/>
    </style:style>
    <style:style style:name="T7" style:family="text">
      <style:text-properties fo:font-weight="normal" officeooo:rsid="0020594f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span text:style-name="T1">Dwarakanath R Jampani</text:span></text:p>
      <text:p text:style-name="P2"><text:span text:style-name="T3">225 South River Road, Apt-1 <text:s text:c="81"/>djampani@purdue.edu <text:s text:c="147"/></text:span></text:p>
      <text:p text:style-name="P2"><text:span text:style-name="T3">West Lafayette, IN 47906 <text:s text:c="98"/>(765)-476-3279</text:span></text:p>
      <text:p text:style-name="P2"><text:span text:style-name="T3"/></text:p>
      <text:p text:style-name="P1"><text:span text:style-name="T2">August 01, 2016</text:span></text:p>
      <text:p text:style-name="P1"><text:span text:style-name="T2"/></text:p>
      <text:p text:style-name="P1"><text:span text:style-name="T2">Company name</text:span></text:p>
      <text:p text:style-name="P1"><text:span text:style-name="T2">Company Address </text:span></text:p>
      <text:p text:style-name="P2"><text:span text:style-name="T3"><text:s/></text:span></text:p>
      <text:p text:style-name="P2"><text:span text:style-name="T3"/></text:p>
      <text:p text:style-name="P1"><text:span text:style-name="T2">Dear Hiring Manager:</text:span></text:p>
      <text:p text:style-name="P1"><text:span text:style-name="T2"/></text:p>
      <text:p text:style-name="P1"><text:span text:style-name="T2">I am writing to apply for Research Intern position </text:span><text:span text:style-name="T4">posted on Linked</text:span><text:span text:style-name="T5">in</text:span><text:span text:style-name="T4">.com. Currently I am pursuing a Master’s degree in Computer Engineering at Purdue University with an expected completion date of December 2017. <text:s/></text:span><text:span text:style-name="T5">I believe that my academic coursework coupled with my current research I am conducting provided me with analytical, leadership and team skills. Facebook has known for playing a critical part in changing how people around the world with one another. The Research work </text:span><text:span text:style-name="T6">conducting at Facebook AI Research (FAIR) is that helps people better way to communicate. With the passion for the Research conducting at Facebook and skills developed, I am a good fit for this position.</text:span></text:p>
      <text:p text:style-name="P1"><text:span text:style-name="T6"/></text:p>
      <text:p text:style-name="P1"><text:span text:style-name="T6"/></text:p>
      <text:p text:style-name="P1"><text:span text:style-name="T6"/></text:p>
      <text:p text:style-name="P3"><text:span text:style-name="T6">I </text:span><text:span text:style-name="T2">have always enjoyed research and creative </text:span><text:span text:style-name="T7">problem solving and I believe that my present and previous experience will help me to work as part of a team and be an effective representative of Facebook. If given an opportunity, I know I will be a valuable asset to your company. I thank you for taking time and consideration and I hope to hear from you soon.</text:span></text:p>
      <text:p text:style-name="P3"><text:span text:style-name="T7"/></text:p>
      <text:p text:style-name="P3"><text:span text:style-name="T7"/></text:p>
      <text:p text:style-name="P3"><text:span text:style-name="T7"/></text:p>
      <text:p text:style-name="P4"><text:span text:style-name="T2">Best Regards,</text:span></text:p>
      <text:p text:style-name="P4"><text:span text:style-name="T2">Dwarakanath Jampani</text:span></text:p>
      <text:p text:style-name="P1"><text:span text:style-name="T6"><text:s/></text:span></text:p>
      <text:p text:style-name="P1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1T10:54:08.456791047</meta:creation-date>
    <dc:date>2016-08-01T12:52:40.901642999</dc:date>
    <meta:editing-duration>PT1H6M7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1" meta:paragraph-count="13" meta:word-count="204" meta:character-count="1575" meta:non-whitespace-character-count="1047"/>
  </office:meta>
</office:document-meta>
</file>